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mortal, Invisible, God Only Wise</text:p>
      <text:p text:style-name="P1"/>
      <text:p text:style-name="P3">Immortal, invisible, God only wise,</text:p>
      <text:p text:style-name="P3">In light inaccessible hid from our eyes,</text:p>
      <text:p text:style-name="P3">Most blessed, most glorious, the Ancient of Days</text:p>
      <text:p text:style-name="P3">Almighty, victorious, Thy great name we praise.</text:p>
      <text:p text:style-name="P3"/>
      <text:p text:style-name="P3">Unresting, unhasting, and silent as light,</text:p>
      <text:p text:style-name="P3">Nor wanting, nor wasting, Thou rulest in might;</text:p>
      <text:p text:style-name="P3">Thy justice like mountains high soaring above</text:p>
      <text:p text:style-name="P3">Thy clouds, which are fountains of goodness and love.</text:p>
      <text:p text:style-name="P3"/>
      <text:p text:style-name="P3">To all, life Thou givest, to both great and small;</text:p>
      <text:p text:style-name="P3">In all life Thou livest the true life of all;</text:p>
      <text:p text:style-name="P3">We blosom and flourish as leaves on the tree,</text:p>
      <text:p text:style-name="P3">And wither and perish, but naught changest Thee.</text:p>
      <text:p text:style-name="P3"/>
      <text:p text:style-name="P3">Great Father of glory, pure Father of light,</text:p>
      <text:p text:style-name="P3">Thine angels adore Thee, all veiling their sight;</text:p>
      <text:p text:style-name="P3">All praise we would render, O help us to see,</text:p>
      <text:p text:style-name="P3">'Tis only the splendor of light hideth Thee. </text:p>
      <text:p text:style-name="P3"/>
      <text:p text:style-name="P3"/>
      <text:p text:style-name="P3">Composer: Welsh Melody (St. Denis)</text:p>
      <text:p text:style-name="P3">Lyricist: Walter Chalmers Smith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5T10:18:51</meta:creation-date>
    <meta:editing-duration>PT10M29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19" meta:word-count="142" meta:character-count="827"/>
    <dc:date>2018-12-15T10:29:16</dc:date>
    <dc:creator>Hank Warren</dc:creator>
    <meta:template xlink:type="simple" xlink:actuate="onRequest" xlink:title="TubaHymn" xlink:href="../../../../../../Library/Application%20Support/OpenOffice/4/user/template/TubaHymn.ott" meta:date="2018-12-15T10:18:49"/>
  </office:meta>
</office:document-meta>
</file>